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style:font-face style:name="verdana" svg:font-family="verdana, arial,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style:line-height-at-least="0.445cm" fo:text-indent="0cm" style:auto-text-indent="false"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2" style:family="paragraph" style:parent-style-name="Preformatted_20_Text">
      <loext:graphic-properties draw:fill="solid" draw:fill-color="#efefef" draw:opacity="100%"/>
      <style:paragraph-properties fo:margin-top="0cm" fo:margin-bottom="0cm" style:contextual-spacing="false" style:line-height-at-least="0.445cm"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3"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color="#222222" loext:opacity="100%" style:font-name="helvetica neue" fo:font-size="12.6000003814697pt" loext:padding="0cm" loext:border="none"/>
    </style:style>
    <style:style style:name="P4"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Standard">
      <style:paragraph-properties fo:margin-top="0cm" fo:margin-bottom="0cm" style:contextual-spacing="false" style:line-height-at-least="0.445cm" fo:text-align="center" style:justify-single-word="false"/>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style:line-height-at-least="0.445cm"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8"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9" style:family="paragraph" style:parent-style-name="Text_20_body">
      <style:paragraph-properties fo:margin-left="0cm" fo:margin-right="0cm" fo:margin-top="0cm" fo:margin-bottom="0cm" style:contextual-spacing="false" style:line-height-at-least="0.445cm" fo:text-indent="0cm" style:auto-text-indent="false"/>
      <style:text-properties fo:text-transform="lowercase" fo:color="#222222" loext:opacity="100%" style:font-name="Consolas1" fo:font-size="8.39999961853027pt" fo:letter-spacing="normal" fo:font-style="normal" fo:font-weight="bold" loext:padding-left="0cm" loext:padding-right="0cm" loext:padding-top="0cm" loext:padding-bottom="0.049cm" loext:border-left="none" loext:border-right="none" loext:border-top="none" loext:border-bottom="0.06pt solid #888888"/>
    </style:style>
    <style:style style:name="P10" style:family="paragraph" style:parent-style-name="Text_20_body">
      <style:paragraph-properties fo:margin-left="0.021cm" fo:margin-right="0.021cm" fo:margin-top="0.021cm" fo:margin-bottom="0.021cm" style:contextual-spacing="false" fo:line-height="110%" fo:text-indent="0cm" style:auto-text-indent="false"/>
      <style:text-properties fo:color="#888888" loext:opacity="100%" loext:padding="0.064cm" loext:border="0.06pt solid #b9b9b9"/>
    </style:style>
    <style:style style:name="T1" style:family="text">
      <style:text-properties style:font-name="times new roman" fo:font-size="10.1999998092651pt"/>
    </style:style>
    <style:style style:name="T2" style:family="text">
      <style:text-properties style:font-name="times new roman" fo:font-size="10.1999998092651pt" fo:font-style="italic"/>
    </style:style>
    <style:style style:name="T3" style:family="text">
      <style:text-properties style:font-name="times new roman" fo:font-size="7.80000019073486pt" fo:font-style="italic"/>
    </style:style>
    <style:style style:name="T4" style:family="text">
      <style:text-properties style:font-name="courier new" fo:font-size="9pt"/>
    </style:style>
    <style:style style:name="T5" style:family="text">
      <style:text-properties fo:font-variant="normal" fo:text-transform="none" fo:color="#000000" loext:opacity="100%" style:font-name="verdana" fo:font-size="8.39999961853027pt" fo:letter-spacing="normal" fo:font-style="normal" fo:font-weight="normal" style:font-name-asian="verdana" style:font-size-asian="8.39999961853027pt" style:font-style-asian="normal" style:font-weight-asian="normal" style:font-name-complex="verdana" style:font-size-complex="8.39999961853027pt" style:font-style-complex="normal" style:font-weight-complex="normal" loext:padding="0cm" loext:border="none"/>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Young Physicist</text:p>
      <text:section text:style-name="Sect1" text:name="pageContent">
        <text:p text:style-name="P4">time limit per test</text:p>
        <text:p text:style-name="P5">2 seconds</text:p>
        <text:p text:style-name="P4">memory limit per test</text:p>
        <text:p text:style-name="P5">256 megabytes</text:p>
        <text:p text:style-name="P4">input</text:p>
        <text:p text:style-name="P5">standard input</text:p>
        <text:p text:style-name="P4">output</text:p>
        <text:p text:style-name="P5">standard output</text:p>
        <text:p text:style-name="P6">A guy named Vasya attends the final grade of a high school. One day Vasya decided to watch a match of his favorite hockey team. And, as the boy loves hockey very much, even more than physics, he forgot to do the homework. Specifically, he forgot to complete his physics tasks. Next day the teacher got very angry at Vasya and decided to teach him a lesson. He gave the lazy student a seemingly easy task: You are given an idle body in space and the forces that affect it. The body can be considered as a material point with coordinates (0; 0; 0). Vasya had only to answer whether it is in equilibrium. "Piece of cake" — thought Vasya, we need only to check if the sum of all vectors is equal to 0. So, Vasya began to solve the problem. But later it turned out that there can be lots and lots of these forces, and Vasya can not cope without your help. Help him. Write a program that determines whether a body is idle or is moving by the given vectors of forces.</text:p>
        <text:p text:style-name="P8">Input</text:p>
        <text:p text:style-name="P6">The first line contains a positive integer <text:span text:style-name="T2">n</text:span> (<text:span text:style-name="T1">1 ≤ </text:span><text:span text:style-name="T2">n</text:span><text:span text:style-name="T1"> ≤ 100</text:span>), then follow <text:span text:style-name="T2">n</text:span> lines containing three integers each: the <text:span text:style-name="T2">x</text:span><text:span text:style-name="T3">i</text:span> coordinate, the <text:span text:style-name="T2">y</text:span><text:span text:style-name="T3">i</text:span> coordinate and the <text:span text:style-name="T2">z</text:span><text:span text:style-name="T3">i</text:span> coordinate of the force vector, applied to the body ( <text:span text:style-name="T1">- 100 ≤ </text:span><text:span text:style-name="T2">x</text:span><text:span text:style-name="T3">i</text:span><text:span text:style-name="T1">, </text:span><text:span text:style-name="T2">y</text:span><text:span text:style-name="T3">i</text:span><text:span text:style-name="T1">, </text:span><text:span text:style-name="T2">z</text:span><text:span text:style-name="T3">i</text:span><text:span text:style-name="T1"> ≤ 100</text:span>).</text:p>
        <text:p text:style-name="P8">Output</text:p>
        <text:p text:style-name="P6">Print the word "<text:span text:style-name="T4">YES</text:span>" if the body is in equilibrium, or the word "<text:span text:style-name="T4">NO</text:span>" if it is not.</text:p>
        <text:p text:style-name="P7">Examples</text:p>
        <text:p text:style-name="P9">input</text:p>
        <text:section text:style-name="Sect1" text:name="id006087774712171057">
          <text:p text:style-name="P10">Copy</text:p>
        </text:section>
        <text:p text:style-name="P1"><text:bookmark text:name="id00780458552299014"/>3</text:p>
        <text:p text:style-name="P2">4 1 7</text:p>
        <text:p text:style-name="P2">-2 4 -1</text:p>
        <text:p text:style-name="P2">1 -5 -3</text:p>
        <text:p text:style-name="P9">output</text:p>
        <text:section text:style-name="Sect1" text:name="id005318175503401299">
          <text:p text:style-name="P10">Copy</text:p>
        </text:section>
        <text:p text:style-name="P1"><text:bookmark text:name="id009020834839796648"/>NO</text:p>
        <text:p text:style-name="P9">input</text:p>
        <text:section text:style-name="Sect1" text:name="id0016027239723637554">
          <text:p text:style-name="P10">Copy</text:p>
        </text:section>
        <text:p text:style-name="P1"><text:bookmark text:name="id009430069474675582"/>3</text:p>
        <text:p text:style-name="P2">3 -1 7</text:p>
        <text:p text:style-name="P2">-5 2 -4</text:p>
        <text:p text:style-name="P2">2 -1 -3</text:p>
        <text:p text:style-name="P9">output</text:p>
        <text:section text:style-name="Sect1" text:name="id002869790662577234">
          <text:p text:style-name="P10">Copy</text:p>
        </text:section>
        <text:p text:style-name="P1"><text:bookmark text:name="id005172716807664777"/>YES</text:p>
      </text:section>
      <text:p text:style-name="Standard"><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style:font-face style:name="verdana" svg:font-family="verdan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23T09:02:34.664000000</dc:date>
    <meta:editing-duration>PT8S</meta:editing-duration>
    <meta:editing-cycles>1</meta:editing-cycles>
    <meta:document-statistic meta:table-count="0" meta:image-count="0" meta:object-count="0" meta:page-count="1" meta:paragraph-count="34" meta:word-count="304" meta:character-count="1503" meta:non-whitespace-character-count="1230"/>
    <meta:generator>LibreOffice/7.2.2.2$Windows_X86_64 LibreOffice_project/02b2acce88a210515b4a5bb2e46cbfb63fe97d56</meta:generator>
  </office:meta>
</office:document-meta>
</file>